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dfb0" officeooo:paragraph-rsid="0003dfb0"/>
    </style:style>
    <style:style style:name="P2" style:family="paragraph" style:parent-style-name="Standard">
      <style:text-properties officeooo:rsid="000429ab" officeooo:paragraph-rsid="0003dfb0"/>
    </style:style>
    <style:style style:name="P3" style:family="paragraph" style:parent-style-name="Standard">
      <style:text-properties officeooo:rsid="000429ab" officeooo:paragraph-rsid="0006df4d"/>
    </style:style>
    <style:style style:name="P4" style:family="paragraph" style:parent-style-name="Standard">
      <style:text-properties officeooo:rsid="0006df4d" officeooo:paragraph-rsid="0006df4d"/>
    </style:style>
    <style:style style:name="P5" style:family="paragraph" style:parent-style-name="Standard">
      <style:text-properties officeooo:rsid="00075e21" officeooo:paragraph-rsid="00075e21"/>
    </style:style>
    <style:style style:name="P6" style:family="paragraph" style:parent-style-name="Standard">
      <style:text-properties officeooo:rsid="000800dc" officeooo:paragraph-rsid="000800dc"/>
    </style:style>
    <style:style style:name="P7" style:family="paragraph" style:parent-style-name="Standard">
      <style:text-properties style:font-name="Liberation Serif" officeooo:rsid="00094260" officeooo:paragraph-rsid="00094260"/>
    </style:style>
    <style:style style:name="P8" style:family="paragraph" style:parent-style-name="Standard">
      <style:text-properties style:font-name="Liberation Serif" officeooo:rsid="000abaaa" officeooo:paragraph-rsid="000abaaa"/>
    </style:style>
    <style:style style:name="P9" style:family="paragraph" style:parent-style-name="Preformatted_20_Text">
      <style:text-properties officeooo:rsid="0003dfb0" officeooo:paragraph-rsid="0003dfb0"/>
    </style:style>
    <style:style style:name="P10" style:family="paragraph" style:parent-style-name="Standard">
      <style:text-properties officeooo:rsid="0006df4d" officeooo:paragraph-rsid="0006df4d"/>
    </style:style>
    <style:style style:name="P11" style:family="paragraph" style:parent-style-name="Standard">
      <style:text-properties style:font-name="Liberation Serif" officeooo:rsid="00094260" officeooo:paragraph-rsid="000c4871"/>
    </style:style>
    <style:style style:name="P12" style:family="paragraph" style:parent-style-name="Standard">
      <style:text-properties style:font-name="Liberation Serif" officeooo:rsid="000c4871" officeooo:paragraph-rsid="000c4871"/>
    </style:style>
    <style:style style:name="P13" style:family="paragraph" style:parent-style-name="Standard">
      <style:text-properties officeooo:rsid="00094260" officeooo:paragraph-rsid="00095a25"/>
    </style:style>
    <style:style style:name="P14" style:family="paragraph" style:parent-style-name="Standard">
      <style:text-properties officeooo:rsid="00094260" officeooo:paragraph-rsid="000c4871"/>
    </style:style>
    <style:style style:name="P15" style:family="paragraph" style:parent-style-name="Standard">
      <style:text-properties officeooo:rsid="00094260" officeooo:paragraph-rsid="00162781"/>
    </style:style>
    <style:style style:name="P16" style:family="paragraph" style:parent-style-name="Standard">
      <style:text-properties officeooo:rsid="00094260" officeooo:paragraph-rsid="001650dc"/>
    </style:style>
    <style:style style:name="P17" style:family="paragraph" style:parent-style-name="Standard">
      <style:text-properties officeooo:rsid="00094260" officeooo:paragraph-rsid="001799d0"/>
    </style:style>
    <style:style style:name="P18" style:family="paragraph" style:parent-style-name="Standard">
      <style:text-properties officeooo:rsid="00094260" officeooo:paragraph-rsid="001cda1d"/>
    </style:style>
    <style:style style:name="P19" style:family="paragraph" style:parent-style-name="Standard">
      <style:text-properties officeooo:rsid="00094260" officeooo:paragraph-rsid="001d62e4"/>
    </style:style>
    <style:style style:name="P20" style:family="paragraph" style:parent-style-name="Standard">
      <style:text-properties officeooo:rsid="00094260" officeooo:paragraph-rsid="001efd9d"/>
    </style:style>
    <style:style style:name="P21" style:family="paragraph" style:parent-style-name="Standard">
      <style:text-properties officeooo:rsid="00094260" officeooo:paragraph-rsid="00202cff"/>
    </style:style>
    <style:style style:name="P22" style:family="paragraph" style:parent-style-name="Standard">
      <style:text-properties officeooo:rsid="00094260" officeooo:paragraph-rsid="0021d28d"/>
    </style:style>
    <style:style style:name="P23" style:family="paragraph" style:parent-style-name="Standard">
      <style:text-properties officeooo:rsid="00094260" officeooo:paragraph-rsid="0023305f"/>
    </style:style>
    <style:style style:name="P24" style:family="paragraph" style:parent-style-name="Standard">
      <style:text-properties officeooo:rsid="00094260" officeooo:paragraph-rsid="002488ca"/>
    </style:style>
    <style:style style:name="P25" style:family="paragraph" style:parent-style-name="Standard">
      <style:text-properties officeooo:rsid="00094260" officeooo:paragraph-rsid="0027fa61"/>
    </style:style>
    <style:style style:name="P26" style:family="paragraph" style:parent-style-name="Standard">
      <style:text-properties officeooo:rsid="00094260" officeooo:paragraph-rsid="0029415c"/>
    </style:style>
    <style:style style:name="P27" style:family="paragraph" style:parent-style-name="Standard">
      <style:text-properties officeooo:rsid="00094260" officeooo:paragraph-rsid="0029e489"/>
    </style:style>
    <style:style style:name="P28" style:family="paragraph" style:parent-style-name="Standard">
      <style:text-properties officeooo:rsid="00094260" officeooo:paragraph-rsid="002b8f43"/>
    </style:style>
    <style:style style:name="P29" style:family="paragraph" style:parent-style-name="Standard">
      <style:text-properties officeooo:rsid="00094260" officeooo:paragraph-rsid="002d83b1"/>
    </style:style>
    <style:style style:name="P30" style:family="paragraph" style:parent-style-name="Standard">
      <style:text-properties officeooo:rsid="00094260" officeooo:paragraph-rsid="002d924d"/>
    </style:style>
    <style:style style:name="P31" style:family="paragraph" style:parent-style-name="Standard">
      <style:text-properties officeooo:rsid="000429ab" officeooo:paragraph-rsid="0006df4d"/>
    </style:style>
    <style:style style:name="P32" style:family="paragraph" style:parent-style-name="Standard">
      <style:text-properties officeooo:rsid="000f92ac" officeooo:paragraph-rsid="000f92ac"/>
    </style:style>
    <style:style style:name="P33" style:family="paragraph" style:parent-style-name="Standard">
      <style:text-properties officeooo:paragraph-rsid="00117a27"/>
    </style:style>
    <style:style style:name="P34" style:family="paragraph" style:parent-style-name="Standard">
      <style:text-properties officeooo:paragraph-rsid="001799d0"/>
    </style:style>
    <style:style style:name="P35" style:family="paragraph" style:parent-style-name="Standard">
      <style:text-properties officeooo:rsid="000800dc" officeooo:paragraph-rsid="000800dc"/>
    </style:style>
    <style:style style:name="P36" style:family="paragraph" style:parent-style-name="Standard">
      <style:text-properties officeooo:rsid="001ae2ec" officeooo:paragraph-rsid="001ae2ec"/>
    </style:style>
    <style:style style:name="P37" style:family="paragraph" style:parent-style-name="Standard">
      <style:text-properties officeooo:rsid="0003dfb0" officeooo:paragraph-rsid="00269b00"/>
    </style:style>
    <style:style style:name="P38" style:family="paragraph" style:parent-style-name="Standard">
      <style:text-properties fo:font-weight="bold" officeooo:rsid="00269b00" officeooo:paragraph-rsid="00269b00" style:font-weight-asian="bold" style:font-weight-complex="bold"/>
    </style:style>
    <style:style style:name="P39" style:family="paragraph" style:parent-style-name="Standard">
      <style:text-properties fo:font-weight="bold" officeooo:rsid="0027fa61" officeooo:paragraph-rsid="0027fa61" style:font-weight-asian="bold" style:font-weight-complex="bold"/>
    </style:style>
    <style:style style:name="T1" style:family="text">
      <style:text-properties officeooo:rsid="000429ab"/>
    </style:style>
    <style:style style:name="T2" style:family="text">
      <style:text-properties officeooo:rsid="00075e21"/>
    </style:style>
    <style:style style:name="T3" style:family="text">
      <style:text-properties officeooo:rsid="000800dc"/>
    </style:style>
    <style:style style:name="T4" style:family="text">
      <style:text-properties officeooo:rsid="00095a25"/>
    </style:style>
    <style:style style:name="T5" style:family="text">
      <style:text-properties style:font-name="Liberation Serif"/>
    </style:style>
    <style:style style:name="T6" style:family="text">
      <style:text-properties style:font-name="Liberation Serif" officeooo:rsid="00095a25"/>
    </style:style>
    <style:style style:name="T7" style:family="text">
      <style:text-properties style:font-name="Liberation Serif" officeooo:rsid="000c4871"/>
    </style:style>
    <style:style style:name="T8" style:family="text">
      <style:text-properties style:font-name="Liberation Serif" officeooo:rsid="000e1469"/>
    </style:style>
    <style:style style:name="T9" style:family="text">
      <style:text-properties style:font-name="Liberation Serif" officeooo:rsid="00162781"/>
    </style:style>
    <style:style style:name="T10" style:family="text">
      <style:text-properties style:font-name="Liberation Serif" fo:font-weight="bold" officeooo:rsid="00162781" style:font-weight-asian="bold" style:font-weight-complex="bold"/>
    </style:style>
    <style:style style:name="T11" style:family="text">
      <style:text-properties style:font-name="Liberation Serif" fo:font-weight="bold" officeooo:rsid="0027fa61" style:font-weight-asian="bold" style:font-weight-complex="bold"/>
    </style:style>
    <style:style style:name="T12" style:family="text">
      <style:text-properties style:font-name="Liberation Serif" fo:font-weight="bold" officeooo:rsid="0029e489" style:font-weight-asian="bold" style:font-weight-complex="bold"/>
    </style:style>
    <style:style style:name="T13" style:family="text">
      <style:text-properties style:font-name="Liberation Serif" fo:font-weight="bold" officeooo:rsid="002d83b1" style:font-weight-asian="bold" style:font-weight-complex="bold"/>
    </style:style>
    <style:style style:name="T14" style:family="text">
      <style:text-properties style:font-name="Liberation Serif" officeooo:rsid="001650dc"/>
    </style:style>
    <style:style style:name="T15" style:family="text">
      <style:text-properties style:font-name="Liberation Serif" officeooo:rsid="001799d0"/>
    </style:style>
    <style:style style:name="T16" style:family="text">
      <style:text-properties style:font-name="Liberation Serif" officeooo:rsid="001cda1d"/>
    </style:style>
    <style:style style:name="T17" style:family="text">
      <style:text-properties style:font-name="Liberation Serif" officeooo:rsid="001d62e4"/>
    </style:style>
    <style:style style:name="T18" style:family="text">
      <style:text-properties style:font-name="Liberation Serif" officeooo:rsid="001efd9d"/>
    </style:style>
    <style:style style:name="T19" style:family="text">
      <style:text-properties style:font-name="Liberation Serif" officeooo:rsid="00202cff"/>
    </style:style>
    <style:style style:name="T20" style:family="text">
      <style:text-properties style:font-name="Liberation Serif" officeooo:rsid="0021d28d"/>
    </style:style>
    <style:style style:name="T21" style:family="text">
      <style:text-properties style:font-name="Liberation Serif" fo:font-weight="normal" officeooo:rsid="00162781" style:font-weight-asian="normal" style:font-weight-complex="normal"/>
    </style:style>
    <style:style style:name="T22" style:family="text">
      <style:text-properties style:font-name="Liberation Serif" fo:font-weight="normal" officeooo:rsid="0029e489" style:font-weight-asian="normal" style:font-weight-complex="normal"/>
    </style:style>
    <style:style style:name="T23" style:family="text">
      <style:text-properties style:font-name="Liberation Serif" officeooo:rsid="0023305f"/>
    </style:style>
    <style:style style:name="T24" style:family="text">
      <style:text-properties style:font-name="Liberation Serif" officeooo:rsid="002488ca"/>
    </style:style>
    <style:style style:name="T25" style:family="text">
      <style:text-properties style:font-name="Liberation Serif" officeooo:rsid="0029415c"/>
    </style:style>
    <style:style style:name="T26" style:family="text">
      <style:text-properties style:font-name="Liberation Serif" officeooo:rsid="0029e489"/>
    </style:style>
    <style:style style:name="T27" style:family="text">
      <style:text-properties style:font-name="Liberation Serif" officeooo:rsid="002b8f43"/>
    </style:style>
    <style:style style:name="T28" style:family="text">
      <style:text-properties style:font-name="Liberation Serif" officeooo:rsid="002d924d"/>
    </style:style>
    <style:style style:name="T29" style:family="text">
      <style:text-properties officeooo:rsid="000e1469"/>
    </style:style>
    <style:style style:name="T30" style:family="text">
      <style:text-properties officeooo:rsid="000f92ac"/>
    </style:style>
    <style:style style:name="T31" style:family="text">
      <style:text-properties officeooo:rsid="00202c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In this tutorial, we display the use of regex<text:span text:style-name="T30">es</text:span> and beautiful soup to scrape information from websites. <text:span text:style-name="T31">Rather than explain each detail of the necessary code, we present the fundamental and novel pieces that the reader may find interesting. Readers interested in reproducing the app are encouraged to visit the full github code for more information.</text:span></text:p>
      <text:p text:style-name="P37"/>
      <text:p text:style-name="P38">Dependencies</text:p>
      <text:p text:style-name="P37"><text:span text:style-name="T1">We've excuted the app with Python 3.5 and modules re, urllib3, and bs4. While any version of python 3 will already be equipped with re, the latter modules can be installed with pip.</text:span></text:p>
      <text:p text:style-name="P1"/>
      <text:p text:style-name="P9">pip install urllib3</text:p>
      <text:p text:style-name="P1"><text:span text:style-name="Source_20_Text">pip install beautifulsoup4</text:span></text:p>
      <text:p text:style-name="P33"/>
      <text:p text:style-name="P39">Re:</text:p>
      <text:p text:style-name="P33"><text:span text:style-name="T1">We've used regular expressions to pull key pieces of contact information from the text of the website. Many of the </text:span>regex patterns<text:span text:style-name="T3"> we've used in our algorithm are reviewed below, but we encourage interested parties to visit the Python documentation for more information.</text:span></text:p>
      <text:p text:style-name="P32">Link= https://docs.python.org/3/library/re.html</text:p>
      <text:p text:style-name="P2"/>
      <text:p text:style-name="P3"><text:span text:style-name="T2">The re.search function gives us a match whose information can be assessed using match.group</text:span></text:p>
      <text:p text:style-name="P3"/>
      <text:p text:style-name="P32">match = re.search('instagram', 'https://www.instagram.com/')</text:p>
      <text:p text:style-name="P32">match.roup(0)</text:p>
      <text:p text:style-name="P3"/>
      <text:p text:style-name="P4">When applying re.search to links on the given website, <text:span text:style-name="T2">we searched for the first link that includes the word facebook.</text:span></text:p>
      <text:p text:style-name="P4"/>
      <text:p text:style-name="P5">match = re.search('facebook', link)</text:p>
      <text:p text:style-name="P5">facebookLink = match.group(0)</text:p>
      <text:p text:style-name="P3"/>
      <text:p text:style-name="P4"><text:span text:style-name="T29">D</text:span>ifferent regrex functions <text:span text:style-name="T29">were written </text:span>based on the country of origin of any phone number.</text:p>
      <text:p text:style-name="P6">Indiviual characters put inside<text:span text:style-name="T4"> [],</text:span> square brackets<text:span text:style-name="T4">,</text:span> match any of the individual characters. When considering phone numbers, we would like to match both </text:p>
      <text:p text:style-name="P6">867-5309</text:p>
      <text:p text:style-name="P6">8<text:span text:style-name="T5">67 5309</text:span></text:p>
      <text:p text:style-name="P36"><text:span text:style-name="T5">Link: https://www.youtube.com/watch?v=mDC_2zTrpbg</text:span></text:p>
      <text:p text:style-name="P7">Hence, we will utilize [ -] in our algorithm.</text:p>
      <text:p text:style-name="P7"/>
      <text:p text:style-name="P8">We would also like to match numbers calling long distance or locally.</text:p>
      <text:p text:style-name="P7">1 (415) 523-0057</text:p>
      <text:p text:style-name="P11">(415) 523-0057</text:p>
      <text:p text:style-name="P12">link: https://www.crunchbase.com/organization/fake-number-club#section-overview</text:p>
      <text:p text:style-name="P12">The question mark, ?, to the right of some character(s) matches exactly 0 or 1 repititions of the character(s). Hence, we will utilize 1? in our algorithm.</text:p>
      <text:p text:style-name="P7"/>
      <text:p text:style-name="P13"><text:span text:style-name="Source_20_Text"><text:span text:style-name="T6">While \w matches any alphanumeric character, \d matches any digit 0-9. <text:s/>Because we were looking for blocks of 3 or 4 digits, we utilized \d{3} or \d{4}.</text:span></text:span></text:p>
      <text:p text:style-name="P13"><text:span text:style-name="Source_20_Text"><text:span text:style-name="T6"/></text:span></text:p>
      <text:p text:style-name="P14"><text:span text:style-name="Source_20_Text"><text:span text:style-name="T7">We chose to create separate regexes based on the country. Our algorithm will only detect</text:span></text:span><text:span text:style-name="Source_20_Text"><text:span text:style-name="T8">s</text:span></text:span><text:span text:style-name="Source_20_Text"><text:span text:style-name="T7"> phone numbers from those countries.</text:span></text:span></text:p>
      <text:p text:style-name="P14"><text:span text:style-name="Source_20_Text"><text:span text:style-name="T7"/></text:span></text:p>
      <text:p text:style-name="P14"><text:span text:style-name="Source_20_Text"><text:span text:style-name="T7"><text:s text:c="4"/>usa = '(1|\+1)?([ -])?(\d{3}|\(\d{3}\))?([ -])?\d{3}([ -])?\d{4}'</text:span></text:span></text:p>
      <text:p text:style-name="P14"><text:span text:style-name="Source_20_Text"><text:span text:style-name="T7"><text:s text:c="4"/>swiss = '(41|\+41)?(0|\(0\))?\d{2}([ -])?\d{3}([ -])?\d{2}([ -])?\d{2}'</text:span></text:span></text:p>
      <text:p text:style-name="P14"><text:soft-page-break/><text:span text:style-name="Source_20_Text"><text:span text:style-name="T7"><text:s text:c="4"/>china = '(86|\+86)?([ -])?1\d{2}([ -])?\d{4}([ -])?\d{4}'</text:span></text:span></text:p>
      <text:p text:style-name="P13"><text:span text:style-name="Source_20_Text"><text:span text:style-name="T6"/></text:span></text:p>
      <text:p text:style-name="P25"><text:span text:style-name="Source_20_Text"><text:span text:style-name="T11">Beautiful Soup:</text:span></text:span></text:p>
      <text:p text:style-name="P26"><text:span text:style-name="Source_20_Text"><text:span text:style-name="T25">The Beautiful Soup module was used to parse the</text:span></text:span><text:span text:style-name="Source_20_Text"><text:span text:style-name="T26"> given website's </text:span></text:span><text:span text:style-name="Source_20_Text"><text:span text:style-name="T25">html.</text:span></text:span><text:span text:style-name="Source_20_Text"><text:span text:style-name="T28"> We use urllib3 and a get request to recover the html, and beautiful soup organizes everything to make it easy to search by html tags. </text:span></text:span></text:p>
      <text:p text:style-name="P26"><text:span text:style-name="Source_20_Text"><text:span text:style-name="T9"/></text:span></text:p>
      <text:p text:style-name="P30"><text:span text:style-name="Source_20_Text"><text:span text:style-name="T28">Link: https://www.crummy.com/software/BeautifulSoup/bs4/doc/</text:span></text:span></text:p>
      <text:p text:style-name="P30"><text:span text:style-name="Source_20_Text"><text:span text:style-name="T28"/></text:span></text:p>
      <text:p text:style-name="P29"><text:span text:style-name="Source_20_Text"><text:span text:style-name="T12">Recovering </text:span></text:span><text:span text:style-name="Source_20_Text"><text:span text:style-name="T13">and </text:span></text:span><text:span text:style-name="Source_20_Text"><text:span text:style-name="T10">Searching Links from website:</text:span></text:span></text:p>
      <text:p text:style-name="P27"><text:span text:style-name="Source_20_Text"><text:span text:style-name="T22">We begin by pulling out all of the &lt;\a&gt; tags.</text:span></text:span></text:p>
      <text:p text:style-name="P27"><text:span text:style-name="Source_20_Text"><text:span text:style-name="T26">links = soup.find_all('a') </text:span></text:span></text:p>
      <text:p text:style-name="P27"><text:span text:style-name="Source_20_Text"><text:span text:style-name="T26">For each link, we can search for pertinent substrungs using the re module as described previously.</text:span></text:span></text:p>
      <text:p text:style-name="P27"><text:span text:style-name="Source_20_Text"><text:span text:style-name="T26"/></text:span></text:p>
      <text:p text:style-name="P27"><text:span text:style-name="Source_20_Text"><text:span text:style-name="T26"><text:s text:c="4"/>for link in links:</text:span></text:span></text:p>
      <text:p text:style-name="P27"><text:span text:style-name="Source_20_Text"><text:span text:style-name="T26"><text:s text:c="8"/>try:</text:span></text:span></text:p>
      <text:p text:style-name="P27"><text:span text:style-name="Source_20_Text"><text:span text:style-name="T26"><text:s text:c="12"/>match = re.search('mailto:', link.get('href'))</text:span></text:span></text:p>
      <text:p text:style-name="P27"><text:span text:style-name="Source_20_Text"><text:span text:style-name="T26"><text:s text:c="12"/>if match.group(0):</text:span></text:span></text:p>
      <text:p text:style-name="P27"><text:span text:style-name="Source_20_Text"><text:span text:style-name="T26"><text:s text:c="16"/>output = link.get('href')</text:span></text:span></text:p>
      <text:p text:style-name="P27"><text:span text:style-name="Source_20_Text"><text:span text:style-name="T26"><text:s text:c="16"/>return output.replace("mailto:", "")</text:span></text:span></text:p>
      <text:p text:style-name="P28"><text:span text:style-name="Source_20_Text"><text:span text:style-name="T27"><text:s text:c="8"/>except:</text:span></text:span></text:p>
      <text:p text:style-name="P28"><text:span text:style-name="Source_20_Text"><text:span text:style-name="T27"><text:s text:c="12"/>pass</text:span></text:span></text:p>
      <text:p text:style-name="P27"><text:span text:style-name="Source_20_Text"><text:span text:style-name="T26"/></text:span></text:p>
      <text:p text:style-name="P28"><text:span text:style-name="Source_20_Text"><text:span text:style-name="T27">Note that the try and except flow controls are necessary, because re.search may not always run successfully. </text:span></text:span><text:span text:style-name="Source_20_Text"><text:span text:style-name="T26">Because only some websites link the email address with the 'mailto:' substring, we must also use a regex on the text from the website.</text:span></text:span></text:p>
      <text:p text:style-name="P27"><text:span text:style-name="Source_20_Text"><text:span text:style-name="T26"/></text:span></text:p>
      <text:p text:style-name="P27"><text:span text:style-name="Source_20_Text"><text:span text:style-name="T26">'(&lt;)?(\w+@\w+(?:\.\w+)+)(?(1)&gt;)'</text:span></text:span></text:p>
      <text:p text:style-name="P15"><text:span text:style-name="Source_20_Text"><text:span text:style-name="T9"/></text:span></text:p>
      <text:p text:style-name="P15"><text:span text:style-name="Source_20_Text"><text:span text:style-name="T11">V</text:span></text:span><text:span text:style-name="Source_20_Text"><text:span text:style-name="T10">isible text from the website:</text:span></text:span></text:p>
      <text:p text:style-name="P22"><text:span text:style-name="Source_20_Text"><text:span text:style-name="T9">The beautifulsoup get_text function does not respect &lt;\br&gt; tags within the html. We replace such tags with newlines so that contact information on separate lines do not blend together.</text:span></text:span></text:p>
      <text:p text:style-name="P22"><text:span text:style-name="Source_20_Text"><text:span text:style-name="T9"/></text:span></text:p>
      <text:p text:style-name="P22"><text:span text:style-name="Source_20_Text"><text:span text:style-name="T21">output = str(page.data).replace("&lt;br/&gt;", '\n')</text:span></text:span></text:p>
      <text:p text:style-name="P22"><text:span text:style-name="Source_20_Text"><text:span text:style-name="T10"/></text:span></text:p>
      <text:p text:style-name="P21"><text:span text:style-name="Source_20_Text"><text:span text:style-name="T19">We </text:span></text:span><text:span text:style-name="Source_20_Text"><text:span text:style-name="T20">proceed</text:span></text:span><text:span text:style-name="Source_20_Text"><text:span text:style-name="T19"> by removing many of the hidden tags from the soup of html.</text:span></text:span></text:p>
      <text:p text:style-name="P21"><text:span text:style-name="Source_20_Text"><text:span text:style-name="T19">soup = BeautifulSoup(output, "lxml")</text:span></text:span></text:p>
      <text:p text:style-name="P21"><text:span text:style-name="Source_20_Text"><text:span text:style-name="T19">[s.extract() for s in soup(['style', 'script', '[document]', 'head', 'title'])]</text:span></text:span></text:p>
      <text:p text:style-name="P21"><text:span text:style-name="Source_20_Text"><text:span text:style-name="T19"/></text:span></text:p>
      <text:p text:style-name="P22"><text:span text:style-name="Source_20_Text"><text:span text:style-name="T20">Applying the get_text function to the entire beautiful soup variable, results in phrases and text running together without proper spacing. To combat this, we consider only the &lt;\p&gt; tags, and apply get_text to each of the contents.</text:span></text:span></text:p>
      <text:p text:style-name="P21"><text:span text:style-name="Source_20_Text"><text:span text:style-name="T19"/></text:span></text:p>
      <text:p text:style-name="P22"><text:span text:style-name="Source_20_Text"><text:span text:style-name="T20"><text:s text:c="4"/>contents = soup.find_all("p")</text:span></text:span></text:p>
      <text:p text:style-name="P22"><text:span text:style-name="Source_20_Text"><text:span text:style-name="T20"><text:s text:c="4"/>outputText = [content.get_text() for content in contents]</text:span></text:span></text:p>
      <text:p text:style-name="P22"><text:span text:style-name="Source_20_Text"><text:span text:style-name="T20"><text:s text:c="4"/># split up the list further based on new lines or tabs</text:span></text:span></text:p>
      <text:p text:style-name="P23"><text:span text:style-name="Source_20_Text"><text:span text:style-name="T20"><text:s text:c="4"/># having various lines will make it easier to distinguish </text:span></text:span></text:p>
      <text:p text:style-name="P23"><text:span text:style-name="Source_20_Text"><text:span text:style-name="T23"><text:s text:c="3"/># </text:span></text:span><text:span text:style-name="Source_20_Text"><text:span text:style-name="T20">between important information and various words</text:span></text:span></text:p>
      <text:p text:style-name="P22"><text:span text:style-name="Source_20_Text"><text:span text:style-name="T20"><text:s text:c="4"/>lister = []</text:span></text:span></text:p>
      <text:p text:style-name="P22"><text:span text:style-name="Source_20_Text"><text:span text:style-name="T20"><text:s text:c="4"/>for phrase in outputText:</text:span></text:span></text:p>
      <text:p text:style-name="P22"><text:span text:style-name="Source_20_Text"><text:span text:style-name="T20"><text:s text:c="8"/>lister.extend(phrase.split("\n"))</text:span></text:span></text:p>
      <text:p text:style-name="P22"><text:span text:style-name="Source_20_Text"><text:span text:style-name="T20"/></text:span></text:p>
      <text:p text:style-name="P23"><text:soft-page-break/><text:span text:style-name="Source_20_Text"><text:span text:style-name="T23">For example, we don't want foul cases like the one below.</text:span></text:span></text:p>
      <text:p text:style-name="P24"><text:span text:style-name="Source_20_Text"><text:span text:style-name="T24">1600 Pennsylvania Avenue NW</text:span></text:span></text:p>
      <text:p text:style-name="P24"><text:span text:style-name="Source_20_Text"><text:span text:style-name="T24">Washington, DC 20500</text:span></text:span></text:p>
      <text:p text:style-name="P24"><text:span text:style-name="Source_20_Text"><text:span text:style-name="T24">202-456-1111</text:span></text:span></text:p>
      <text:p text:style-name="P24"><text:span text:style-name="Source_20_Text"><text:span text:style-name="T24"/></text:span></text:p>
      <text:p text:style-name="P24"><text:span text:style-name="Source_20_Text"><text:span text:style-name="T24">Link: https://twitter.com/realDonaldTrump</text:span></text:span></text:p>
      <text:p text:style-name="P15"><text:span text:style-name="Source_20_Text"><text:span text:style-name="T9"/></text:span></text:p>
      <text:p text:style-name="P15"><text:span text:style-name="Source_20_Text"><text:span text:style-name="T10">Contact Page:</text:span></text:span></text:p>
      <text:p text:style-name="P18"><text:span text:style-name="Source_20_Text"><text:span text:style-name="T16">Many webpages include particular contact information pages. Our code performs the same search algorithm on the contact page if and only if </text:span></text:span><text:span text:style-name="Source_20_Text"><text:span text:style-name="T17">both </text:span></text:span><text:span text:style-name="Source_20_Text"><text:span text:style-name="T16">a contact page exists, and </text:span></text:span><text:span text:style-name="Source_20_Text"><text:span text:style-name="T17">all contact information was not previously found on the original webpage</text:span></text:span><text:span text:style-name="Source_20_Text"><text:span text:style-name="T16">.</text:span></text:span><text:span text:style-name="Source_20_Text"><text:span text:style-name="T17"> </text:span></text:span></text:p>
      <text:p text:style-name="P18"><text:span text:style-name="Source_20_Text"><text:span text:style-name="T17"/></text:span></text:p>
      <text:p text:style-name="P20"><text:span text:style-name="Source_20_Text"><text:span text:style-name="T18">Out regular expression matches contact pages in English, French, German, and Italian.</text:span></text:span></text:p>
      <text:p text:style-name="P20"><text:span text:style-name="Source_20_Text"><text:span text:style-name="T18">match = re.search('(contact)|(kontakt)|(contatti)', link.get('href'))</text:span></text:span></text:p>
      <text:p text:style-name="P18"><text:span text:style-name="Source_20_Text"><text:span text:style-name="T17"/></text:span></text:p>
      <text:p text:style-name="P19"><text:span text:style-name="Source_20_Text"><text:span text:style-name="T17">We run into two major error cases when considering contact page urls.</text:span></text:span></text:p>
      <text:p text:style-name="P19"><text:span text:style-name="Source_20_Text"><text:span text:style-name="T17">Case 0. The protocol of the url is not given.</text:span></text:span></text:p>
      <text:p text:style-name="P19"><text:span text:style-name="Source_20_Text"><text:span text:style-name="T17">Case 1. Only the path of the contact page url is given.</text:span></text:span></text:p>
      <text:p text:style-name="P20"><text:span text:style-name="Source_20_Text"><text:span text:style-name="T18"/></text:span></text:p>
      <text:p text:style-name="P20"><text:span text:style-name="Source_20_Text"><text:span text:style-name="T18">def contact(stringer, soup):</text:span></text:span></text:p>
      <text:p text:style-name="P20"><text:span text:style-name="Source_20_Text"><text:span text:style-name="T18"># stringer is the original websites</text:span></text:span></text:p>
      <text:p text:style-name="P20"><text:span text:style-name="Source_20_Text"><text:span text:style-name="T18"># soup is the beautiful soup variable resulting from the original website</text:span></text:span></text:p>
      <text:p text:style-name="P20"><text:span text:style-name="Source_20_Text"><text:span text:style-name="T18">...</text:span></text:span></text:p>
      <text:p text:style-name="P19"><text:span text:style-name="Source_20_Text"><text:span text:style-name="T17"><text:s text:c="16"/>if stringerContact[:1]=='//': </text:span></text:span></text:p>
      <text:p text:style-name="P19"><text:span text:style-name="Source_20_Text"><text:span text:style-name="T17"><text:s text:c="20"/>return 'http:'+stringerContact</text:span></text:span></text:p>
      <text:p text:style-name="P19"><text:span text:style-name="Source_20_Text"><text:span text:style-name="T17"><text:s text:c="16"/>elif stringerContact[0]=='/': # when we have a sublink rather than the full address</text:span></text:span></text:p>
      <text:p text:style-name="P19"><text:span text:style-name="Source_20_Text"><text:span text:style-name="T17"><text:s text:c="20"/>return stringer+stringerContact</text:span></text:span></text:p>
      <text:p text:style-name="P15"><text:span text:style-name="Source_20_Text"><text:span text:style-name="T9"/></text:span></text:p>
      <text:p text:style-name="P16"><text:span text:style-name="Source_20_Text"><text:span text:style-name="T14">We will not include any further information about Flask or Passenger used to display this tutorial.</text:span></text:span></text:p>
      <text:p text:style-name="P16"><text:span text:style-name="Source_20_Text"><text:span text:style-name="T14">Please visit the github package for the complete code and more information. Email any further questions to jverrette@gmail.com, and thank you for reading!</text:span></text:span></text:p>
      <text:p text:style-name="P16"><text:span text:style-name="Source_20_Text"><text:span text:style-name="T14"/></text:span></text:p>
      <text:p text:style-name="P17"><text:span text:style-name="Source_20_Text"><text:span text:style-name="T15">Link: http://flask.pocoo.org/</text:span></text:span></text:p>
      <text:p text:style-name="P34"><text:span text:style-name="Source_20_Text"><text:span text:style-name="T15">Link: </text:span></text:span><text:span text:style-name="Source_20_Text"><text:span text:style-name="Citation"><text:span text:style-name="T15">https://www.phusionpassenger.com</text:spa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11:38:09.926574312</meta:creation-date>
    <meta:generator>LibreOffice/5.1.6.2$Linux_X86_64 LibreOffice_project/10m0$Build-2</meta:generator>
    <dc:date>2018-05-23T17:42:10.017327755</dc:date>
    <meta:editing-duration>PT4H38M12S</meta:editing-duration>
    <meta:editing-cycles>23</meta:editing-cycles>
    <meta:document-statistic meta:table-count="0" meta:image-count="0" meta:object-count="0" meta:page-count="3" meta:paragraph-count="86" meta:word-count="833" meta:character-count="5903" meta:non-whitespace-character-count="4942"/>
  </office:meta>
</office:document-meta>
</file>